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10047" officeooo:paragraph-rsid="00010047"/>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c53d7" officeooo:paragraph-rsid="000c53d7"/>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010047" officeooo:paragraph-rsid="00010047" style:font-size-asian="14pt" style:font-size-complex="14pt"/>
    </style:style>
    <style:style style:name="P4" style:family="paragraph" style:parent-style-name="Standard">
      <style:paragraph-properties fo:text-align="start" style:justify-single-word="false"/>
      <style:text-properties style:text-underline-style="none" officeooo:rsid="00010047" officeooo:paragraph-rsid="00010047"/>
    </style:style>
    <style:style style:name="P5" style:family="paragraph" style:parent-style-name="Standard">
      <style:paragraph-properties fo:text-align="start" style:justify-single-word="false"/>
      <style:text-properties style:text-underline-style="none" officeooo:rsid="000c53d7" officeooo:paragraph-rsid="000c53d7"/>
    </style:style>
    <style:style style:name="P6" style:family="paragraph" style:parent-style-name="Standard">
      <style:paragraph-properties fo:text-align="start" style:justify-single-word="false"/>
      <style:text-properties style:text-underline-style="none" officeooo:rsid="000c53d7" officeooo:paragraph-rsid="00141a38"/>
    </style:style>
    <style:style style:name="P7" style:family="paragraph" style:parent-style-name="Standard">
      <style:paragraph-properties fo:text-align="center" style:justify-single-word="false"/>
      <style:text-properties fo:font-style="normal" style:text-underline-style="solid" style:text-underline-width="auto" style:text-underline-color="font-color" fo:font-weight="normal" officeooo:rsid="00141a38" officeooo:paragraph-rsid="00141a38"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style:text-underline-style="none" fo:font-weight="normal" officeooo:rsid="00141a38" officeooo:paragraph-rsid="00141a38" style:font-style-asian="normal" style:font-weight-asian="normal" style:font-style-complex="normal" style:font-weight-complex="normal"/>
    </style:style>
    <style:style style:name="T1" style:family="text">
      <style:text-properties officeooo:rsid="00026980"/>
    </style:style>
    <style:style style:name="T2" style:family="text">
      <style:text-properties officeooo:rsid="000356b9"/>
    </style:style>
    <style:style style:name="T3" style:family="text">
      <style:text-properties officeooo:rsid="00046a16"/>
    </style:style>
    <style:style style:name="T4" style:family="text">
      <style:text-properties officeooo:rsid="000503ed"/>
    </style:style>
    <style:style style:name="T5" style:family="text">
      <style:text-properties officeooo:rsid="000dbd5f"/>
    </style:style>
    <style:style style:name="T6" style:family="text">
      <style:text-properties officeooo:rsid="0011c11d"/>
    </style:style>
    <style:style style:name="T7" style:family="text">
      <style:text-properties fo:font-style="italic" officeooo:rsid="0011c11d" style:font-style-asian="italic" style:font-style-complex="italic"/>
    </style:style>
    <style:style style:name="T8" style:family="text">
      <style:text-properties officeooo:rsid="001617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Writeup and Reflection</text:p>
      <text:p text:style-name="P1">Project Overview</text:p>
      <text:p text:style-name="P4"><text:tab/>My <text:span text:style-name="T1">goal for this project </text:span>was a Markov synthesis of the fanfiction My Immortal. I thought that since My Immortal makes so little sense anyway, a Markov generated chapter may not be much more confusing than the real thing. <text:span text:style-name="T1">However, I didn't get around to doing the Markov analysis myself, and instead decided to look at the most frequent words, which was less ambitious. </text:span>I got the first 22 chapters from a website, (myimmortalrehost) along with all of the html from that webpage, then stripped the html, with help from BeautifulSoup, <text:span text:style-name="T2">and found the top 20 words. I also generated <text:s/>a Markov analysis based on a slightly modified version of Allen Downey's code, just for fun.</text:span></text:p>
      <text:p text:style-name="P1"/>
      <text:p text:style-name="P1">Implementation</text:p>
      <text:p text:style-name="P4"><text:tab/>My code consisted of three functions, one that downloaded the html from the website, one that <text:span text:style-name="T3">took the text from the html file and stripped the rest, and one that analyzed the frequency of words. The first was a simple function that used urllib2 to view the html file and then saved it as a file. The next was more complicated, because I had to take the html file and get just the text part of it. I did this using a combination of methods. First, I looked through the html and found where the part I wanted to use started, and I used BeautifulSoup to cut off the opening html, using soup.find. Then I used a series of for loops and conditionals to get rid of the rest of the stuff that I didn't want, and once I had the important part of the text trimmed down, I saved it to a text document. One problem I ran into was with using things like apostrophes and ellipses-- In html they show up as combinations of special characters and numbers. I used htmlidentitydefs to find them and tried converting them, but it turned out that they were mapped to strings that didn't make any more sense than the original strings, so I decided it wasn't worth it to try and convert them and just replaced them with spaces.</text:span></text:p>
      <text:p text:style-name="P4"><text:tab/><text:span text:style-name="T4">My final function was for analyzing the text that I got, which I did using a histogram function, a reverse dictionary (which I assumed to be okay for words with large enough frequencies), and a lookup function for finding words of certain frequencies. I use a try/except statement in my lookup function, which I thought was pretty cool. </text:span></text:p>
      <text:p text:style-name="P2">Results</text:p>
      <text:p text:style-name="P5"><text:tab/>I found that amongst the top 20 words in My Immortal were Draco, u, da, and black. Also in the mix were many common conjunctions, articles and pronouns, like he, and, that, the, <text:span text:style-name="T5">a. I also found that the word “Enoby”, a misspelling of the main character's name, is used 7 times, which is almost as much as the 9 times that “Ebony”, the correct spelling, is said. The combined total of the words “prep”, “prepz”, and “preps” is 21 times, which just shows the versatility of the author's spelling.</text:span></text:p>
      <text:p text:style-name="P6"><text:tab/><text:span text:style-name="T6">In addition, I got some fantastic results from the Markov generated text. I didn't write all of the code myself, so I can't take credit for it, but the text generated by it is not much worse than the actual chapters, which is pretty great. Some excellent quotes include (language warning) “</text:span><text:span text:style-name="T7">Fuck off, you bastard! I shouted in a car crash.” “Navel converted to Satanism and he was wearing a long black dress with red lace on it.</text:span><text:span text:style-name="T6">” and “</text:span><text:span text:style-name="T7">I found some cool goffic mcr fans out, there, that is a witch but Voldemort killed her mother and her father committed suicide because he liked Britney, a stupid preppy fucker.” </text:span></text:p>
      <text:p text:style-name="P7"><text:span text:style-name="T6">R</text:span>eflection</text:p>
      <text:p text:style-name="P8"><text:tab/>From a process point of view, I think that my project came together pretty well once I had an idea that I really felt compelled to work on. Stripping the html was definitely the hardest part but I also think I learned the most from it. <text:span text:style-name="T8">I definitely could have improved it by getting started earlier, but up until Wednesday I had an idea of doing something related to gymnastics, and then I got inspired to do My Immortal instead and had to pretty much restart. In hindsight it may have been better to stick with the simpler gymnastics project, but I enjoyed working on this project a lot more than I think I would have otherwise. I think that it may have been a bit ambitious for me to do Markov analysis for this project, given the amount of time that I had. I think I'll definitely think a lot about how to organize </text:span><text:soft-page-break/><text:span text:style-name="T8">files, because up until now we were just putting all of our functions into one python script. I don't know if there's anything that I didn't know at the beginning that was a major roadblock, I just didn't really have a direction for a long ti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5T02:42:03.393948737</meta:creation-date>
    <dc:date>2016-02-25T04:59:27.590993903</dc:date>
    <meta:editing-duration>PT2H4M</meta:editing-duration>
    <meta:editing-cycles>22</meta:editing-cycles>
    <meta:generator>LibreOffice/4.2.8.2$Linux_X86_64 LibreOffice_project/420m0$Build-2</meta:generator>
    <meta:document-statistic meta:table-count="0" meta:image-count="0" meta:object-count="0" meta:page-count="2" meta:paragraph-count="11" meta:word-count="812" meta:character-count="4467" meta:non-whitespace-character-count="3656"/>
  </office:meta>
</office:document-meta>
</file>